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ionConfiguration.getPropertySuppres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PluralStemmer( PluralStemmer pluralStem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AttributeNameMapper( NameMapper 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isLoop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Prefix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ClassNormalizer( ClassNormalizer classNorm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ClassNorm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createNam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CollectiveTyp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MappingDerivationStrategy( MappingDerivationStrategy mappingDerivat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TypeBind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SimpleType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ElementNameMapper( NameMapper 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AttributeSuppressionStrategy( AttributeSuppressionStrategy attributeSuppress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MappingDerivat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isWrapCollectionsI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isAttributesFor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isUse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WrapCollectionsInElement( boolean wrapCollectionsIn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createPluralStem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PluralStemm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Configuration.setUseBeanInfoSearchPath( boolean useBeanInfoSearch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AttributesForPrimitives( boolean attributesForPrimitiv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PrefixMapper( NamespacePrefix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useBeanInfoSearch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ElementSuppressionStrategy( ElementSuppressionStrategy elementSuppress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ignoreAll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UseContextClassLoader( boolean useContex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IgnoreAllBeanInfo( boolean ignoreAll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ElementSuppres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CollectiveTypeStrategy( CollectiveTypeStrategy collectiveType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Introspection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TypeBindingStrategy( TypeBindingStrategy typeBind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SimpleTypeMapper( SimpleType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AttributeNam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Configuration.getElementNam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rospectionConfiguration.setPropertySuppressionStrategy( PropertySuppressionStrategy propertySuppress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getAttributeSuppres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spectionConfiguration.setIntrospection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